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44.45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129.91pt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8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3" table:number-columns-repeated="4" table:default-cell-style-name="Excel_20_Built-in_20_Normal"/>
        <table:table-column table:style-name="co4" table:number-columns-repeated="1002" table:default-cell-style-name="Excel_20_Built-in_20_Normal"/>
        <table:table-row table:style-name="ro4">
          <table:table-cell table:style-name="ce2" office:value-type="string" calcext:value-type="string">
            <text:p>Física Computacional. Grupo 8196</text:p>
          </table:table-cell>
          <table:table-cell table:style-name="ce8"/>
          <table:table-cell table:style-name="ce7" table:number-columns-repeated="11"/>
          <table:table-cell table:style-name="Default"/>
          <table:table-cell table:style-name="ce7" table:number-columns-repeated="8"/>
          <table:table-cell table:number-columns-repeated="1002"/>
        </table:table-row>
        <table:table-row table:style-name="ro2">
          <table:table-cell table:style-name="ce3" office:value-type="string" calcext:value-type="string">
            <text:p>Profesor</text:p>
          </table:table-cell>
          <table:table-cell table:style-name="ce9" office:value-type="string" calcext:value-type="string">
            <text:p>David Philip Sanders</text:p>
          </table:table-cell>
          <table:table-cell table:style-name="ce7" table:number-columns-repeated="11"/>
          <table:table-cell table:style-name="ce7" office:value-type="string" calcext:value-type="string">
            <text:p>Porcentajes:</text:p>
          </table:table-cell>
          <table:table-cell table:style-name="ce7" office:value-type="string" calcext:value-type="string">
            <text:p>Tareas:</text:p>
          </table:table-cell>
          <table:table-cell table:style-name="ce7" office:value-type="float" office:value="0.6" calcext:value-type="float">
            <text:p>0.6</text:p>
          </table:table-cell>
          <table:table-cell table:style-name="ce7" table:number-columns-repeated="6"/>
          <table:table-cell table:number-columns-repeated="1002"/>
        </table:table-row>
        <table:table-row table:style-name="ro2">
          <table:table-cell table:style-name="ce3" office:value-type="string" calcext:value-type="string">
            <text:p>Ayudante</text:p>
          </table:table-cell>
          <table:table-cell table:style-name="ce9" office:value-type="string" calcext:value-type="string">
            <text:p>Ilya Orson Sandoval Cárdenas</text:p>
          </table:table-cell>
          <table:table-cell table:style-name="ce7" table:number-columns-repeated="12"/>
          <table:table-cell table:style-name="ce7" office:value-type="string" calcext:value-type="string">
            <text:p>Examen:</text:p>
          </table:table-cell>
          <table:table-cell table:style-name="ce7" office:value-type="float" office:value="0.2" calcext:value-type="float">
            <text:p>0.2</text:p>
          </table:table-cell>
          <table:table-cell table:style-name="ce7" table:number-columns-repeated="6"/>
          <table:table-cell table:number-columns-repeated="1002"/>
        </table:table-row>
        <table:table-row table:style-name="ro2">
          <table:table-cell table:style-name="ce3" office:value-type="string" calcext:value-type="string">
            <text:p>Ayudante</text:p>
          </table:table-cell>
          <table:table-cell table:style-name="ce9" office:value-type="string" calcext:value-type="string">
            <text:p>Ignacio Loaiza Ganem</text:p>
          </table:table-cell>
          <table:table-cell table:style-name="ce11" office:value-type="date" office:date-value="2017-02-02" calcext:value-type="date">
            <text:p>2-Feb</text:p>
          </table:table-cell>
          <table:table-cell table:style-name="ce11" office:value-type="date" office:date-value="2017-02-09" calcext:value-type="date">
            <text:p>9-Feb</text:p>
          </table:table-cell>
          <table:table-cell table:style-name="ce11" office:value-type="date" office:date-value="2017-02-14" calcext:value-type="date">
            <text:p>14-Feb</text:p>
          </table:table-cell>
          <table:table-cell table:style-name="ce11" office:value-type="date" office:date-value="2017-02-28" calcext:value-type="date">
            <text:p>28-Feb</text:p>
          </table:table-cell>
          <table:table-cell table:style-name="ce11" office:value-type="date" office:date-value="2017-03-09" calcext:value-type="date">
            <text:p>9-Mar</text:p>
          </table:table-cell>
          <table:table-cell table:style-name="ce7" office:value-type="string" calcext:value-type="string">
            <text:p>16-Mar</text:p>
          </table:table-cell>
          <table:table-cell table:style-name="ce7" office:value-type="string" calcext:value-type="string">
            <text:p>23-Mar</text:p>
          </table:table-cell>
          <table:table-cell table:style-name="ce7" office:value-type="string" calcext:value-type="string">
            <text:p>18-Abr</text:p>
          </table:table-cell>
          <table:table-cell table:style-name="ce7" office:value-type="string" calcext:value-type="string">
            <text:p>27-Abr</text:p>
          </table:table-cell>
          <table:table-cell table:style-name="ce7" office:value-type="string" calcext:value-type="string">
            <text:p>18-May</text:p>
          </table:table-cell>
          <table:table-cell table:style-name="ce7" table:number-columns-repeated="2"/>
          <table:table-cell table:style-name="ce7" office:value-type="string" calcext:value-type="string">
            <text:p>Proyecto: </text:p>
          </table:table-cell>
          <table:table-cell table:style-name="ce7" office:value-type="float" office:value="0.2" calcext:value-type="float">
            <text:p>0.2</text:p>
          </table:table-cell>
          <table:table-cell table:style-name="ce7" table:number-columns-repeated="6"/>
          <table:table-cell table:number-columns-repeated="1002"/>
        </table:table-row>
        <table:table-row table:style-name="ro2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uenta</text:p>
          </table:table-cell>
          <table:table-cell table:style-name="ce7" office:value-type="string" calcext:value-type="string">
            <text:p>Tarea 0</text:p>
          </table:table-cell>
          <table:table-cell table:style-name="ce7" office:value-type="string" calcext:value-type="string">
            <text:p>Tarea 1</text:p>
          </table:table-cell>
          <table:table-cell table:style-name="ce7" office:value-type="string" calcext:value-type="string">
            <text:p>Tarea 2</text:p>
          </table:table-cell>
          <table:table-cell table:style-name="ce13" office:value-type="string" calcext:value-type="string">
            <text:p>Tarea 3</text:p>
          </table:table-cell>
          <table:table-cell table:style-name="ce13" office:value-type="string" calcext:value-type="string">
            <text:p>Tarea 4</text:p>
          </table:table-cell>
          <table:table-cell table:style-name="ce7" office:value-type="string" calcext:value-type="string">
            <text:p>Tarea 5</text:p>
          </table:table-cell>
          <table:table-cell table:style-name="ce7" office:value-type="string" calcext:value-type="string">
            <text:p>Tarea 6</text:p>
          </table:table-cell>
          <table:table-cell table:style-name="ce7" office:value-type="string" calcext:value-type="string">
            <text:p>Tarea 7</text:p>
          </table:table-cell>
          <table:table-cell table:style-name="ce7" office:value-type="string" calcext:value-type="string">
            <text:p>Tarea 8</text:p>
          </table:table-cell>
          <table:table-cell table:style-name="ce7" office:value-type="string" calcext:value-type="string">
            <text:p>Tarea 9</text:p>
          </table:table-cell>
          <table:table-cell table:style-name="ce7" office:value-type="string" calcext:value-type="string">
            <text:p>Examen</text:p>
          </table:table-cell>
          <table:table-cell table:style-name="ce7" office:value-type="string" calcext:value-type="string">
            <text:p>Proyecto</text:p>
          </table:table-cell>
          <table:table-cell table:style-name="ce7" office:value-type="string" calcext:value-type="string">
            <text:p>Promedio tareas</text:p>
          </table:table-cell>
          <table:table-cell table:style-name="ce7"/>
          <table:table-cell table:style-name="ce7" office:value-type="string" calcext:value-type="string">
            <text:p>Calificación antes proyecto</text:p>
          </table:table-cell>
          <table:table-cell table:style-name="ce7" office:value-type="string" calcext:value-type="string">
            <text:p>Calificación final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9" office:value-type="float" office:value="310007706" calcext:value-type="float">
            <text:p>31000770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6:.L6])/10" office:value-type="float" office:value="6.45" calcext:value-type="float">
            <text:p>6.45</text:p>
          </table:table-cell>
          <table:table-cell table:style-name="ce7"/>
          <table:table-cell table:style-name="ce7" table:formula="of:=([.O6]*[.$P$2]+[.M6]*[.$P$3])/([.$P$2]+[.$P$3])" office:value-type="float" office:value="7.3375" calcext:value-type="float">
            <text:p>7.3375</text:p>
          </table:table-cell>
          <table:table-cell table:style-name="ce7" table:formula="of:=[.Q6]*([.$P$2]+[.$P$3])+[.N6]*[.P4]" office:value-type="float" office:value="5.87" calcext:value-type="float">
            <text:p>5.87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float" office:value="415122269" calcext:value-type="float">
            <text:p>41512226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Default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7:.L7])/10" office:value-type="float" office:value="10.25" calcext:value-type="float">
            <text:p>10.25</text:p>
          </table:table-cell>
          <table:table-cell table:style-name="ce7"/>
          <table:table-cell table:style-name="ce7" table:formula="of:=([.O7]*[.$P$2]+[.M7]*[.$P$3])/([.$P$2]+[.$P$3])" office:value-type="float" office:value="10.1875" calcext:value-type="float">
            <text:p>10.1875</text:p>
          </table:table-cell>
          <table:table-cell table:style-name="ce7" table:formula="of:=[.Q7]*([.$P$2]+[.$P$3])+[.N7]*[.P5]" office:value-type="float" office:value="8.15" calcext:value-type="float">
            <text:p>8.15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9" office:value-type="float" office:value="414002720" calcext:value-type="float">
            <text:p>41400272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8:.L8])/10" office:value-type="float" office:value="0" calcext:value-type="float">
            <text:p>0</text:p>
          </table:table-cell>
          <table:table-cell table:style-name="ce7"/>
          <table:table-cell table:style-name="ce7" table:formula="of:=([.O8]*[.$P$2]+[.M8]*[.$P$3])/([.$P$2]+[.$P$3])" office:value-type="float" office:value="0" calcext:value-type="float">
            <text:p>0</text:p>
          </table:table-cell>
          <table:table-cell table:style-name="ce7" table:formula="of:=[.Q8]*([.$P$2]+[.$P$3])+[.N8]*[.P6]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9" office:value-type="float" office:value="311561559" calcext:value-type="float">
            <text:p>31156155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.7" calcext:value-type="float">
            <text:p>6.7</text:p>
          </table:table-cell>
          <table:table-cell table:style-name="ce12" office:value-type="float" office:value="1.2" calcext:value-type="float">
            <text:p>1.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/>
          <table:table-cell table:style-name="ce7" table:formula="of:=SUM([.C9:.L9])/10" office:value-type="float" office:value="4.29" calcext:value-type="float">
            <text:p>4.29</text:p>
          </table:table-cell>
          <table:table-cell table:style-name="ce7"/>
          <table:table-cell table:style-name="ce7" table:formula="of:=([.O9]*[.$P$2]+[.M9]*[.$P$3])/([.$P$2]+[.$P$3])" office:value-type="float" office:value="5.0175" calcext:value-type="float">
            <text:p>5.0175</text:p>
          </table:table-cell>
          <table:table-cell table:style-name="ce7" table:formula="of:=[.Q9]*([.$P$2]+[.$P$3])+[.N9]*[.P7]" office:value-type="float" office:value="4.014" calcext:value-type="float">
            <text:p>4.014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9" office:value-type="float" office:value="415029917" calcext:value-type="float">
            <text:p>415029917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10:.L10])/10" office:value-type="float" office:value="10.25" calcext:value-type="float">
            <text:p>10.25</text:p>
          </table:table-cell>
          <table:table-cell table:style-name="ce7"/>
          <table:table-cell table:style-name="ce7" table:formula="of:=([.O10]*[.$P$2]+[.M10]*[.$P$3])/([.$P$2]+[.$P$3])" office:value-type="float" office:value="10.1875" calcext:value-type="float">
            <text:p>10.1875</text:p>
          </table:table-cell>
          <table:table-cell table:style-name="ce7" table:formula="of:=[.Q10]*([.$P$2]+[.$P$3])+[.N10]*[.P8]" office:value-type="float" office:value="8.15" calcext:value-type="float">
            <text:p>8.15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9" office:value-type="float" office:value="414043853" calcext:value-type="float">
            <text:p>41404385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11:.L11])/10" office:value-type="float" office:value="2.55" calcext:value-type="float">
            <text:p>2.55</text:p>
          </table:table-cell>
          <table:table-cell table:style-name="ce7"/>
          <table:table-cell table:style-name="ce7" table:formula="of:=([.O11]*[.$P$2]+[.M11]*[.$P$3])/([.$P$2]+[.$P$3])" office:value-type="float" office:value="4.4125" calcext:value-type="float">
            <text:p>4.4125</text:p>
          </table:table-cell>
          <table:table-cell table:style-name="ce7" table:formula="of:=[.Q11]*([.$P$2]+[.$P$3])+[.N11]*[.P9]" office:value-type="float" office:value="3.53" calcext:value-type="float">
            <text:p>3.53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9" office:value-type="float" office:value="414002074" calcext:value-type="float">
            <text:p>41400207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7" table:formula="of:=SUM([.C12:.L12])/10" office:value-type="float" office:value="4.35" calcext:value-type="float">
            <text:p>4.35</text:p>
          </table:table-cell>
          <table:table-cell table:style-name="ce7"/>
          <table:table-cell table:style-name="ce7" table:formula="of:=([.O12]*[.$P$2]+[.M12]*[.$P$3])/([.$P$2]+[.$P$3])" office:value-type="float" office:value="5.5125" calcext:value-type="float">
            <text:p>5.5125</text:p>
          </table:table-cell>
          <table:table-cell table:style-name="ce7" table:formula="of:=[.Q12]*([.$P$2]+[.$P$3])+[.N12]*[.P10]" office:value-type="float" office:value="4.41" calcext:value-type="float">
            <text:p>4.41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9" office:value-type="float" office:value="311285442" calcext:value-type="float">
            <text:p>31128544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8.7" calcext:value-type="float">
            <text:p>8.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.2" calcext:value-type="float">
            <text:p>6.2</text:p>
          </table:table-cell>
          <table:table-cell table:style-name="ce12" office:value-type="float" office:value="9.2" calcext:value-type="float">
            <text:p>9.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ce7" table:formula="of:=SUM([.C13:.L13])/10" office:value-type="float" office:value="6.08" calcext:value-type="float">
            <text:p>6.08</text:p>
          </table:table-cell>
          <table:table-cell table:style-name="ce7"/>
          <table:table-cell table:style-name="ce7" table:formula="of:=([.O13]*[.$P$2]+[.M13]*[.$P$3])/([.$P$2]+[.$P$3])" office:value-type="float" office:value="6.56" calcext:value-type="float">
            <text:p>6.56</text:p>
          </table:table-cell>
          <table:table-cell table:style-name="ce7" table:formula="of:=[.Q13]*([.$P$2]+[.$P$3])+[.N13]*[.P11]" office:value-type="float" office:value="5.248" calcext:value-type="float">
            <text:p>5.248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9" office:value-type="float" office:value="310014382" calcext:value-type="float">
            <text:p>31001438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7" table:formula="of:=SUM([.C14:.L14])/10" office:value-type="float" office:value="2.6" calcext:value-type="float">
            <text:p>2.6</text:p>
          </table:table-cell>
          <table:table-cell table:style-name="ce7"/>
          <table:table-cell table:style-name="ce7" table:formula="of:=([.O14]*[.$P$2]+[.M14]*[.$P$3])/([.$P$2]+[.$P$3])" office:value-type="float" office:value="2.2" calcext:value-type="float">
            <text:p>2.2</text:p>
          </table:table-cell>
          <table:table-cell table:style-name="ce7" table:formula="of:=[.Q14]*([.$P$2]+[.$P$3])+[.N14]*[.P12]" office:value-type="float" office:value="1.76" calcext:value-type="float">
            <text:p>1.76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9" office:value-type="float" office:value="310088154" calcext:value-type="float">
            <text:p>31008815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.7" calcext:value-type="float">
            <text:p>6.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15:.L15])/10" office:value-type="float" office:value="4.89" calcext:value-type="float">
            <text:p>4.89</text:p>
          </table:table-cell>
          <table:table-cell table:style-name="ce7"/>
          <table:table-cell table:style-name="ce7" table:formula="of:=([.O15]*[.$P$2]+[.M15]*[.$P$3])/([.$P$2]+[.$P$3])" office:value-type="float" office:value="6.1675" calcext:value-type="float">
            <text:p>6.1675</text:p>
          </table:table-cell>
          <table:table-cell table:style-name="ce7" table:formula="of:=[.Q15]*([.$P$2]+[.$P$3])+[.N15]*[.P13]" office:value-type="float" office:value="4.934" calcext:value-type="float">
            <text:p>4.934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9" office:value-type="float" office:value="415076777" calcext:value-type="float">
            <text:p>415076777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9.5" calcext:value-type="float">
            <text:p>9.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16:.L16])/10" office:value-type="float" office:value="5.45" calcext:value-type="float">
            <text:p>5.45</text:p>
          </table:table-cell>
          <table:table-cell table:style-name="ce7"/>
          <table:table-cell table:style-name="ce7" table:formula="of:=([.O16]*[.$P$2]+[.M16]*[.$P$3])/([.$P$2]+[.$P$3])" office:value-type="float" office:value="6.5875" calcext:value-type="float">
            <text:p>6.5875</text:p>
          </table:table-cell>
          <table:table-cell table:style-name="ce7" table:formula="of:=[.Q16]*([.$P$2]+[.$P$3])+[.N16]*[.P14]" office:value-type="float" office:value="5.27" calcext:value-type="float">
            <text:p>5.27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9" office:value-type="float" office:value="310098308" calcext:value-type="float">
            <text:p>31009830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3" calcext:value-type="float">
            <text:p>9.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7" table:formula="of:=SUM([.C17:.L17])/10" office:value-type="float" office:value="3.73" calcext:value-type="float">
            <text:p>3.73</text:p>
          </table:table-cell>
          <table:table-cell table:style-name="ce7"/>
          <table:table-cell table:style-name="ce7" table:formula="of:=([.O17]*[.$P$2]+[.M17]*[.$P$3])/([.$P$2]+[.$P$3])" office:value-type="float" office:value="3.7975" calcext:value-type="float">
            <text:p>3.7975</text:p>
          </table:table-cell>
          <table:table-cell table:style-name="ce7" table:formula="of:=[.Q17]*([.$P$2]+[.$P$3])+[.N17]*[.P15]" office:value-type="float" office:value="3.038" calcext:value-type="float">
            <text:p>3.038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9" office:value-type="float" office:value="311184390" calcext:value-type="float">
            <text:p>3111843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4" calcext:value-type="float">
            <text:p>8.4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/>
          <table:table-cell table:style-name="ce7" table:formula="of:=SUM([.C18:.L18])/10" office:value-type="float" office:value="4.84" calcext:value-type="float">
            <text:p>4.84</text:p>
          </table:table-cell>
          <table:table-cell table:style-name="ce7"/>
          <table:table-cell table:style-name="ce7" table:formula="of:=([.O18]*[.$P$2]+[.M18]*[.$P$3])/([.$P$2]+[.$P$3])" office:value-type="float" office:value="5.43" calcext:value-type="float">
            <text:p>5.43</text:p>
          </table:table-cell>
          <table:table-cell table:style-name="ce7" table:formula="of:=[.Q18]*([.$P$2]+[.$P$3])+[.N18]*[.P16]" office:value-type="float" office:value="4.344" calcext:value-type="float">
            <text:p>4.344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9" office:value-type="float" office:value="310192224" calcext:value-type="float">
            <text:p>31019222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19:.L19])/10" office:value-type="float" office:value="4.9" calcext:value-type="float">
            <text:p>4.9</text:p>
          </table:table-cell>
          <table:table-cell table:style-name="ce7"/>
          <table:table-cell table:style-name="ce7" table:formula="of:=([.O19]*[.$P$2]+[.M19]*[.$P$3])/([.$P$2]+[.$P$3])" office:value-type="float" office:value="3.675" calcext:value-type="float">
            <text:p>3.675</text:p>
          </table:table-cell>
          <table:table-cell table:style-name="ce7" table:formula="of:=[.Q19]*([.$P$2]+[.$P$3])+[.N19]*[.P17]" office:value-type="float" office:value="2.94" calcext:value-type="float">
            <text:p>2.94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9" office:value-type="float" office:value="300175961" calcext:value-type="float">
            <text:p>30017596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20:.L20])/10" office:value-type="float" office:value="0" calcext:value-type="float">
            <text:p>0</text:p>
          </table:table-cell>
          <table:table-cell table:style-name="ce7"/>
          <table:table-cell table:style-name="ce7" table:formula="of:=([.O20]*[.$P$2]+[.M20]*[.$P$3])/([.$P$2]+[.$P$3])" office:value-type="float" office:value="0" calcext:value-type="float">
            <text:p>0</text:p>
          </table:table-cell>
          <table:table-cell table:style-name="ce7" table:formula="of:=[.Q20]*([.$P$2]+[.$P$3])+[.N20]*[.P18]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9" office:value-type="float" office:value="311059674" calcext:value-type="float">
            <text:p>31105967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21:.L21])/10" office:value-type="float" office:value="3.22" calcext:value-type="float">
            <text:p>3.22</text:p>
          </table:table-cell>
          <table:table-cell table:style-name="ce7"/>
          <table:table-cell table:style-name="ce7" table:formula="of:=([.O21]*[.$P$2]+[.M21]*[.$P$3])/([.$P$2]+[.$P$3])" office:value-type="float" office:value="2.415" calcext:value-type="float">
            <text:p>2.415</text:p>
          </table:table-cell>
          <table:table-cell table:style-name="ce7" table:formula="of:=[.Q21]*([.$P$2]+[.$P$3])+[.N21]*[.P19]" office:value-type="float" office:value="1.932" calcext:value-type="float">
            <text:p>1.932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9" office:value-type="float" office:value="312104681" calcext:value-type="float">
            <text:p>31210468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2" calcext:value-type="float">
            <text:p>8.2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7.5" calcext:value-type="float">
            <text:p>7.5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22:.L22])/10" office:value-type="float" office:value="7.92" calcext:value-type="float">
            <text:p>7.92</text:p>
          </table:table-cell>
          <table:table-cell table:style-name="ce7"/>
          <table:table-cell table:style-name="ce7" table:formula="of:=([.O22]*[.$P$2]+[.M22]*[.$P$3])/([.$P$2]+[.$P$3])" office:value-type="float" office:value="5.94" calcext:value-type="float">
            <text:p>5.94</text:p>
          </table:table-cell>
          <table:table-cell table:style-name="ce7" table:formula="of:=[.Q22]*([.$P$2]+[.$P$3])+[.N22]*[.P20]" office:value-type="float" office:value="4.752" calcext:value-type="float">
            <text:p>4.752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9" office:value-type="float" office:value="310143518" calcext:value-type="float">
            <text:p>310143518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8.5" calcext:value-type="float">
            <text:p>8.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23:.L23])/10" office:value-type="float" office:value="2.65" calcext:value-type="float">
            <text:p>2.65</text:p>
          </table:table-cell>
          <table:table-cell table:style-name="ce7"/>
          <table:table-cell table:style-name="ce7" table:formula="of:=([.O23]*[.$P$2]+[.M23]*[.$P$3])/([.$P$2]+[.$P$3])" office:value-type="float" office:value="1.9875" calcext:value-type="float">
            <text:p>1.9875</text:p>
          </table:table-cell>
          <table:table-cell table:style-name="ce7" table:formula="of:=[.Q23]*([.$P$2]+[.$P$3])+[.N23]*[.P21]" office:value-type="float" office:value="1.59" calcext:value-type="float">
            <text:p>1.59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9" office:value-type="float" office:value="311046065" calcext:value-type="float">
            <text:p>31104606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24:.L24])/10" office:value-type="float" office:value="2.42" calcext:value-type="float">
            <text:p>2.42</text:p>
          </table:table-cell>
          <table:table-cell table:style-name="ce7"/>
          <table:table-cell table:style-name="ce7" table:formula="of:=([.O24]*[.$P$2]+[.M24]*[.$P$3])/([.$P$2]+[.$P$3])" office:value-type="float" office:value="4.315" calcext:value-type="float">
            <text:p>4.315</text:p>
          </table:table-cell>
          <table:table-cell table:style-name="ce7" table:formula="of:=[.Q24]*([.$P$2]+[.$P$3])+[.N24]*[.P22]" office:value-type="float" office:value="3.452" calcext:value-type="float">
            <text:p>3.452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9" office:value-type="float" office:value="415078135" calcext:value-type="float">
            <text:p>41507813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3" calcext:value-type="float">
            <text:p>9.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.1" calcext:value-type="float">
            <text:p>9.1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7" table:formula="of:=SUM([.C25:.L25])/10" office:value-type="float" office:value="9.24" calcext:value-type="float">
            <text:p>9.24</text:p>
          </table:table-cell>
          <table:table-cell table:style-name="ce7"/>
          <table:table-cell table:style-name="ce7" table:formula="of:=([.O25]*[.$P$2]+[.M25]*[.$P$3])/([.$P$2]+[.$P$3])" office:value-type="float" office:value="9.18" calcext:value-type="float">
            <text:p>9.18</text:p>
          </table:table-cell>
          <table:table-cell table:style-name="ce7" table:formula="of:=[.Q25]*([.$P$2]+[.$P$3])+[.N25]*[.P23]" office:value-type="float" office:value="7.344" calcext:value-type="float">
            <text:p>7.344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9" office:value-type="float" office:value="311217658" calcext:value-type="float">
            <text:p>31121765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26:.L26])/10" office:value-type="float" office:value="3.22" calcext:value-type="float">
            <text:p>3.22</text:p>
          </table:table-cell>
          <table:table-cell table:style-name="ce7"/>
          <table:table-cell table:style-name="ce7" table:formula="of:=([.O26]*[.$P$2]+[.M26]*[.$P$3])/([.$P$2]+[.$P$3])" office:value-type="float" office:value="2.415" calcext:value-type="float">
            <text:p>2.415</text:p>
          </table:table-cell>
          <table:table-cell table:style-name="ce7" table:formula="of:=[.Q26]*([.$P$2]+[.$P$3])+[.N26]*[.P24]" office:value-type="float" office:value="1.932" calcext:value-type="float">
            <text:p>1.932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9" office:value-type="float" office:value="415083308" calcext:value-type="float">
            <text:p>41508330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.5" calcext:value-type="float">
            <text:p>10.5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27:.L27])/10" office:value-type="float" office:value="9.3" calcext:value-type="float">
            <text:p>9.3</text:p>
          </table:table-cell>
          <table:table-cell table:style-name="ce7"/>
          <table:table-cell table:style-name="ce7" table:formula="of:=([.O27]*[.$P$2]+[.M27]*[.$P$3])/([.$P$2]+[.$P$3])" office:value-type="float" office:value="9.475" calcext:value-type="float">
            <text:p>9.475</text:p>
          </table:table-cell>
          <table:table-cell table:style-name="ce7" table:formula="of:=[.Q27]*([.$P$2]+[.$P$3])+[.N27]*[.P25]" office:value-type="float" office:value="7.58" calcext:value-type="float">
            <text:p>7.58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9" office:value-type="float" office:value="310605780" calcext:value-type="float">
            <text:p>31060578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28:.L28])/10" office:value-type="float" office:value="0" calcext:value-type="float">
            <text:p>0</text:p>
          </table:table-cell>
          <table:table-cell table:style-name="ce7"/>
          <table:table-cell table:style-name="ce7" table:formula="of:=([.O28]*[.$P$2]+[.M28]*[.$P$3])/([.$P$2]+[.$P$3])" office:value-type="float" office:value="0" calcext:value-type="float">
            <text:p>0</text:p>
          </table:table-cell>
          <table:table-cell table:style-name="ce7" table:formula="of:=[.Q28]*([.$P$2]+[.$P$3])+[.N28]*[.P26]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9" office:value-type="float" office:value="307117504" calcext:value-type="float">
            <text:p>30711750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ce7" table:formula="of:=SUM([.C29:.L29])/10" office:value-type="float" office:value="3.87" calcext:value-type="float">
            <text:p>3.87</text:p>
          </table:table-cell>
          <table:table-cell table:style-name="ce7"/>
          <table:table-cell table:style-name="ce7" table:formula="of:=([.O29]*[.$P$2]+[.M29]*[.$P$3])/([.$P$2]+[.$P$3])" office:value-type="float" office:value="4.4025" calcext:value-type="float">
            <text:p>4.4025</text:p>
          </table:table-cell>
          <table:table-cell table:style-name="ce7" table:formula="of:=[.Q29]*([.$P$2]+[.$P$3])+[.N29]*[.P27]" office:value-type="float" office:value="3.522" calcext:value-type="float">
            <text:p>3.522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9" office:value-type="float" office:value="312578042" calcext:value-type="float">
            <text:p>312578042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ce7" table:formula="of:=SUM([.C30:.L30])/10" office:value-type="float" office:value="10" calcext:value-type="float">
            <text:p>10</text:p>
          </table:table-cell>
          <table:table-cell table:style-name="ce7"/>
          <table:table-cell table:style-name="ce7" table:formula="of:=([.O30]*[.$P$2]+[.M30]*[.$P$3])/([.$P$2]+[.$P$3])" office:value-type="float" office:value="9.5" calcext:value-type="float">
            <text:p>9.5</text:p>
          </table:table-cell>
          <table:table-cell table:style-name="ce7" table:formula="of:=[.Q30]*([.$P$2]+[.$P$3])+[.N30]*[.P28]" office:value-type="float" office:value="7.6" calcext:value-type="float">
            <text:p>7.6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9" office:value-type="float" office:value="310175236" calcext:value-type="float">
            <text:p>31017523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.9" calcext:value-type="float">
            <text:p>8.9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31:.L31])/10" office:value-type="float" office:value="7.19" calcext:value-type="float">
            <text:p>7.19</text:p>
          </table:table-cell>
          <table:table-cell table:style-name="ce7"/>
          <table:table-cell table:style-name="ce7" table:formula="of:=([.O31]*[.$P$2]+[.M31]*[.$P$3])/([.$P$2]+[.$P$3])" office:value-type="float" office:value="5.3925" calcext:value-type="float">
            <text:p>5.3925</text:p>
          </table:table-cell>
          <table:table-cell table:style-name="ce7" table:formula="of:=[.Q31]*([.$P$2]+[.$P$3])+[.N31]*[.P29]" office:value-type="float" office:value="4.314" calcext:value-type="float">
            <text:p>4.314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9" office:value-type="float" office:value="310209900" calcext:value-type="float">
            <text:p>31020990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32:.L32])/10" office:value-type="float" office:value="3.55" calcext:value-type="float">
            <text:p>3.55</text:p>
          </table:table-cell>
          <table:table-cell table:style-name="ce7"/>
          <table:table-cell table:style-name="ce7" table:formula="of:=([.O32]*[.$P$2]+[.M32]*[.$P$3])/([.$P$2]+[.$P$3])" office:value-type="float" office:value="2.6625" calcext:value-type="float">
            <text:p>2.6625</text:p>
          </table:table-cell>
          <table:table-cell table:style-name="ce7" table:formula="of:=[.Q32]*([.$P$2]+[.$P$3])+[.N32]*[.P30]" office:value-type="float" office:value="2.13" calcext:value-type="float">
            <text:p>2.13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9" office:value-type="float" office:value="410057113" calcext:value-type="float">
            <text:p>41005711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8.5" calcext:value-type="float">
            <text:p>8.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33:.L33])/10" office:value-type="float" office:value="2.6" calcext:value-type="float">
            <text:p>2.6</text:p>
          </table:table-cell>
          <table:table-cell table:style-name="ce7"/>
          <table:table-cell table:style-name="ce7" table:formula="of:=([.O33]*[.$P$2]+[.M33]*[.$P$3])/([.$P$2]+[.$P$3])" office:value-type="float" office:value="1.95" calcext:value-type="float">
            <text:p>1.95</text:p>
          </table:table-cell>
          <table:table-cell table:style-name="ce7" table:formula="of:=[.Q33]*([.$P$2]+[.$P$3])+[.N33]*[.P31]" office:value-type="float" office:value="1.56" calcext:value-type="float">
            <text:p>1.56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9" office:value-type="float" office:value="410007259" calcext:value-type="float">
            <text:p>41000725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7" table:formula="of:=SUM([.C34:.L34])/10" office:value-type="float" office:value="2" calcext:value-type="float">
            <text:p>2</text:p>
          </table:table-cell>
          <table:table-cell table:style-name="ce7"/>
          <table:table-cell table:style-name="ce7" table:formula="of:=([.O34]*[.$P$2]+[.M34]*[.$P$3])/([.$P$2]+[.$P$3])" office:value-type="float" office:value="2.25" calcext:value-type="float">
            <text:p>2.25</text:p>
          </table:table-cell>
          <table:table-cell table:style-name="ce7" table:formula="of:=[.Q34]*([.$P$2]+[.$P$3])+[.N34]*[.P32]" office:value-type="float" office:value="1.8" calcext:value-type="float">
            <text:p>1.8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9" office:value-type="float" office:value="311320563" calcext:value-type="float">
            <text:p>31132056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ce7" table:formula="of:=SUM([.C35:.L35])/10" office:value-type="float" office:value="9.45" calcext:value-type="float">
            <text:p>9.45</text:p>
          </table:table-cell>
          <table:table-cell table:style-name="ce7"/>
          <table:table-cell table:style-name="ce7" table:formula="of:=([.O35]*[.$P$2]+[.M35]*[.$P$3])/([.$P$2]+[.$P$3])" office:value-type="float" office:value="9.0875" calcext:value-type="float">
            <text:p>9.0875</text:p>
          </table:table-cell>
          <table:table-cell table:style-name="ce7" table:formula="of:=[.Q35]*([.$P$2]+[.$P$3])+[.N35]*[.P33]" office:value-type="float" office:value="7.27" calcext:value-type="float">
            <text:p>7.27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9" office:value-type="float" office:value="311255089" calcext:value-type="float">
            <text:p>31125508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7.1" calcext:value-type="float">
            <text:p>7.1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ce7" table:formula="of:=SUM([.C36:.L36])/10" office:value-type="float" office:value="4.31" calcext:value-type="float">
            <text:p>4.31</text:p>
          </table:table-cell>
          <table:table-cell table:style-name="ce7"/>
          <table:table-cell table:style-name="ce7" table:formula="of:=([.O36]*[.$P$2]+[.M36]*[.$P$3])/([.$P$2]+[.$P$3])" office:value-type="float" office:value="4.7325" calcext:value-type="float">
            <text:p>4.7325</text:p>
          </table:table-cell>
          <table:table-cell table:style-name="ce7" table:formula="of:=[.Q36]*([.$P$2]+[.$P$3])+[.N36]*[.P34]" office:value-type="float" office:value="3.786" calcext:value-type="float">
            <text:p>3.786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9" office:value-type="float" office:value="310308041" calcext:value-type="float">
            <text:p>310308041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0.6" calcext:value-type="float">
            <text:p>10.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37:.L37])/10" office:value-type="float" office:value="10.01" calcext:value-type="float">
            <text:p>10.01</text:p>
          </table:table-cell>
          <table:table-cell table:style-name="ce7"/>
          <table:table-cell table:style-name="ce7" table:formula="of:=([.O37]*[.$P$2]+[.M37]*[.$P$3])/([.$P$2]+[.$P$3])" office:value-type="float" office:value="10.0075" calcext:value-type="float">
            <text:p>10.0075</text:p>
          </table:table-cell>
          <table:table-cell table:style-name="ce7" table:formula="of:=[.Q37]*([.$P$2]+[.$P$3])+[.N37]*[.P35]" office:value-type="float" office:value="8.006" calcext:value-type="float">
            <text:p>8.006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9" office:value-type="float" office:value="411027935" calcext:value-type="float">
            <text:p>41102793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10.5" calcext:value-type="float">
            <text:p>10.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38:.L38])/10" office:value-type="float" office:value="4.02" calcext:value-type="float">
            <text:p>4.02</text:p>
          </table:table-cell>
          <table:table-cell table:style-name="ce7"/>
          <table:table-cell table:style-name="ce7" table:formula="of:=([.O38]*[.$P$2]+[.M38]*[.$P$3])/([.$P$2]+[.$P$3])" office:value-type="float" office:value="5.515" calcext:value-type="float">
            <text:p>5.515</text:p>
          </table:table-cell>
          <table:table-cell table:style-name="ce7" table:formula="of:=[.Q38]*([.$P$2]+[.$P$3])+[.N38]*[.P36]" office:value-type="float" office:value="4.412" calcext:value-type="float">
            <text:p>4.412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9" office:value-type="float" office:value="310311533" calcext:value-type="float">
            <text:p>31031153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 table:formula="of:=SUM([.C39:.L39])/10" office:value-type="float" office:value="0.9" calcext:value-type="float">
            <text:p>0.9</text:p>
          </table:table-cell>
          <table:table-cell table:style-name="ce7"/>
          <table:table-cell table:style-name="ce7" table:formula="of:=([.O39]*[.$P$2]+[.M39]*[.$P$3])/([.$P$2]+[.$P$3])" office:value-type="float" office:value="1.175" calcext:value-type="float">
            <text:p>1.175</text:p>
          </table:table-cell>
          <table:table-cell table:style-name="ce7" table:formula="of:=[.Q39]*([.$P$2]+[.$P$3])+[.N39]*[.P37]" office:value-type="float" office:value="0.94" calcext:value-type="float">
            <text:p>0.94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9" office:value-type="float" office:value="415031866" calcext:value-type="float">
            <text:p>41503186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.5" calcext:value-type="float">
            <text:p>10.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40:.L40])/10" office:value-type="float" office:value="10.05" calcext:value-type="float">
            <text:p>10.05</text:p>
          </table:table-cell>
          <table:table-cell table:style-name="ce7"/>
          <table:table-cell table:style-name="ce7" table:formula="of:=([.O40]*[.$P$2]+[.M40]*[.$P$3])/([.$P$2]+[.$P$3])" office:value-type="float" office:value="10.0375" calcext:value-type="float">
            <text:p>10.0375</text:p>
          </table:table-cell>
          <table:table-cell table:style-name="ce7" table:formula="of:=[.Q40]*([.$P$2]+[.$P$3])+[.N40]*[.P38]" office:value-type="float" office:value="8.03" calcext:value-type="float">
            <text:p>8.03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9" office:value-type="float" office:value="413011204" calcext:value-type="float">
            <text:p>41301120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ce7" table:formula="of:=SUM([.C41:.L41])/10" office:value-type="float" office:value="3.45" calcext:value-type="float">
            <text:p>3.45</text:p>
          </table:table-cell>
          <table:table-cell table:style-name="ce7"/>
          <table:table-cell table:style-name="ce7" table:formula="of:=([.O41]*[.$P$2]+[.M41]*[.$P$3])/([.$P$2]+[.$P$3])" office:value-type="float" office:value="4.0875" calcext:value-type="float">
            <text:p>4.0875</text:p>
          </table:table-cell>
          <table:table-cell table:style-name="ce7" table:formula="of:=[.Q41]*([.$P$2]+[.$P$3])+[.N41]*[.P39]" office:value-type="float" office:value="3.27" calcext:value-type="float">
            <text:p>3.27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9" office:value-type="float" office:value="308712023" calcext:value-type="float">
            <text:p>3087120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ce7" table:formula="of:=SUM([.C42:.L42])/10" office:value-type="float" office:value="4.35" calcext:value-type="float">
            <text:p>4.35</text:p>
          </table:table-cell>
          <table:table-cell table:style-name="ce7"/>
          <table:table-cell table:style-name="ce7" table:formula="of:=([.O42]*[.$P$2]+[.M42]*[.$P$3])/([.$P$2]+[.$P$3])" office:value-type="float" office:value="4.5125" calcext:value-type="float">
            <text:p>4.5125</text:p>
          </table:table-cell>
          <table:table-cell table:style-name="ce7" table:formula="of:=[.Q42]*([.$P$2]+[.$P$3])+[.N42]*[.P40]" office:value-type="float" office:value="3.61" calcext:value-type="float">
            <text:p>3.61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9" office:value-type="float" office:value="311101632" calcext:value-type="float">
            <text:p>311101632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3" table:style-name="ce12" office:value-type="float" office:value="9.5" calcext:value-type="float">
            <text:p>9.5</text:p>
          </table:table-cell>
          <table:table-cell table:number-columns-repeated="2" table:style-name="ce12" office:value-type="float" office:value="6.7" calcext:value-type="float">
            <text:p>6.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ce7" table:formula="of:=SUM([.C43:.L43])/10" office:value-type="float" office:value="6.99" calcext:value-type="float">
            <text:p>6.99</text:p>
          </table:table-cell>
          <table:table-cell table:style-name="ce7"/>
          <table:table-cell table:style-name="ce7" table:formula="of:=([.O43]*[.$P$2]+[.M43]*[.$P$3])/([.$P$2]+[.$P$3])" office:value-type="float" office:value="7.2425" calcext:value-type="float">
            <text:p>7.2425</text:p>
          </table:table-cell>
          <table:table-cell table:style-name="ce7" table:formula="of:=[.Q43]*([.$P$2]+[.$P$3])+[.N43]*[.P41]" office:value-type="float" office:value="5.794" calcext:value-type="float">
            <text:p>5.794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7" table:number-columns-repeated="2"/>
          <table:table-cell table:style-name="ce12" table:number-columns-repeated="6"/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7"/>
          <table:table-cell table:style-name="ce10" office:value-type="string" calcext:value-type="string">
            <text:p>S/N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8.5" calcext:value-type="float">
            <text:p>8.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table:formula="of:=SUM([.C45:.L45])/10" office:value-type="float" office:value="1.65" calcext:value-type="float">
            <text:p>1.65</text:p>
          </table:table-cell>
          <table:table-cell table:style-name="ce7"/>
          <table:table-cell table:style-name="ce7" table:formula="of:=([.O45]*[.$P$2]+[.M45]*[.$P$3])/([.$P$2]+[.$P$3])" office:value-type="float" office:value="1.2375" calcext:value-type="float">
            <text:p>1.2375</text:p>
          </table:table-cell>
          <table:table-cell table:style-name="ce7" table:formula="of:=[.Q45]*([.$P$2]+[.$P$3])+[.N45]*[.P43]" office:value-type="float" office:value="0.99" calcext:value-type="float">
            <text:p>0.99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7" table:number-columns-repeated="2"/>
          <table:table-cell table:style-name="Default" table:number-columns-repeated="6"/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7"/>
          <table:table-cell table:style-name="Default" table:number-columns-repeated="7"/>
          <table:table-cell table:style-name="ce7" table:number-columns-repeated="14"/>
          <table:table-cell table:number-columns-repeated="1002"/>
        </table:table-row>
        <table:table-row table:style-name="ro2">
          <table:table-cell table:style-name="Default" office:value-type="string" calcext:value-type="string" table:number-columns-spanned="2" table:number-rows-spanned="1">
            <text:p>NÚMERO DE TAREAS ENTREGADAS</text:p>
          </table:table-cell>
          <table:covered-table-cell table:style-name="Default"/>
          <table:table-cell table:style-name="ce7" office:value-type="float" office:value="34" calcext:value-type="float">
            <text:p>3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Presentaron 27</text:p>
          </table:table-cell>
          <table:table-cell table:style-name="ce7" table:number-columns-repeated="9"/>
          <table:table-cell table:number-columns-repeated="1002"/>
        </table:table-row>
        <table:table-row table:style-name="ro2">
          <table:table-cell table:style-name="ce7"/>
          <table:table-cell table:style-name="Default" table:number-columns-repeated="6"/>
          <table:table-cell table:style-name="ce14"/>
          <table:table-cell table:style-name="ce7" table:number-columns-repeated="14"/>
          <table:table-cell table:number-columns-repeated="1002"/>
        </table:table-row>
        <table:table-row table:style-name="ro2" table:number-rows-repeated="35">
          <table:table-cell table:style-name="ce7"/>
          <table:table-cell table:style-name="Default" table:number-columns-repeated="7"/>
          <table:table-cell table:style-name="ce7" table:number-columns-repeated="14"/>
          <table:table-cell table:number-columns-repeated="1002"/>
        </table:table-row>
        <table:table-row table:style-name="ro2" table:number-rows-repeated="916">
          <table:table-cell table:style-name="ce7" table:number-columns-repeated="22"/>
          <table:table-cell table:number-columns-repeated="100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22">
      <number:day/>
      <number:text>-</number:text>
      <number:month number:textual="true"/>
    </number:date-style>
    <number:number-style style:name="N123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6:52:24.510388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7-06-15T16:59:14.368413471</dc:date>
    <meta:editing-duration>PT5H54M58S</meta:editing-duration>
    <meta:editing-cycles>13</meta:editing-cycles>
    <meta:document-statistic meta:table-count="3" meta:cell-count="676" meta:object-count="0"/>
  </office:meta>
</office:document-meta>
</file>